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B04B4BE069C27656D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8.2193in" svg:height="5.1362in" draw:z-index="0"><draw:image xlink:href="Pictures/1000020100000780000004B04B4BE069C27656DA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0:34:08.903046772</meta:creation-date>
    <dc:date>2019-03-28T10:34:40.985795971</dc:date>
    <meta:editing-duration>PT3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